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8.997cm" table:align="margins"/>
    </style:style>
    <style:style style:name="Table1.A" style:family="table-column">
      <style:table-column-properties style:column-width="6.332cm" style:rel-column-width="21845*"/>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text-properties officeooo:paragraph-rsid="0017feae"/>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cy in Practice</text:p>
      <text:p text:style-name="Text_20_body">Mick Chesterman</text:p>
      <text:p text:style-name="Text_20_body">https://orcid.org/0000-0002-8005-2390</text:p>
      <text:h text:style-name="Heading_20_2" text:outline-level="2"><text:bookmark-start text:name="at---introduction-and-context"/>4 A&amp;T - Introduction and Context<text:bookmark-end text:name="at---introduction-and-context"/></text:h>
      <text:p text:style-name="First_20_paragraph">MORE ON CHALLENGE OF TEACHING CODING “The challenge to create tools and pedagogies to allow younger learners to start to engage with coding as a creative design practice is one which …”</text:p>
      <text:p text:style-name="Text_20_body">In this chapter I outline a case study and model for game making designed with to align with project-based and inclusive pedagogies. I identify and describe design tensions emerging from the exploratory stages of my PhD study on families making games together.</text:p>
      <text:p text:style-name="Text_20_body">I share a learning design incorporate that seeks to help resolve and explore these tensions in detail. While I share initial findings in response, the research is still in progress. As such, this early reporting of results seeks to put into focus, and explore in details tensions in the particular context of family making and in primary school classroom, use of game making as a creative medium and the affordances and limits of game making particular tools.</text:p>
      <text:p text:style-name="Text_20_body">Summary of key points I want to make; - navigation - motivation - design patterns and authenticity.</text:p>
      <text:h text:style-name="Heading_20_3" text:outline-level="3"><text:bookmark-start text:name="original---introduction-and-context"/>Original - Introduction and Context<text:bookmark-end text:name="original---introduction-and-context"/></text:h>
      <text:p text:style-name="First_20_paragraph">In this chapter I explore the potential of digital game making as a way of developing coding concepts and general coding fluency. This introduction contains a brief summary of research relating to game making as an inclusive educational practice. This followed by a summary of the motivations for game making in an educational context informed by a review of this topic by Kafai and Burke <text:reference-mark-start text:name="ZOTERO_ITEM CSL_CITATION {&quot;citationID&quot;:&quot;kuuxfith&quot;,&quot;properties&quot;:{&quot;formattedCitation&quot;:&quot;(2015)&quot;,&quot;plainCitation&quot;:&quot;(2015)&quot;,&quot;noteIndex&quot;:0},&quot;citationItems&quot;:[{&quot;id&quot;:1870,&quot;uris&quot;:[&quot;http://zotero.org/users/1913249/items/Q7JCMQ3N&quot;],&quot;uri&quot;:[&quot;http://zotero.org/users/1913249/items/Q7JCMQ3N&quot;],&quot;itemData&quot;:{&quot;id&quot;:187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lHnfEdmblW"/>(2015)<text:reference-mark-end text:name="ZOTERO_ITEM CSL_CITATION {&quot;citationID&quot;:&quot;kuuxfith&quot;,&quot;properties&quot;:{&quot;formattedCitation&quot;:&quot;(2015)&quot;,&quot;plainCitation&quot;:&quot;(2015)&quot;,&quot;noteIndex&quot;:0},&quot;citationItems&quot;:[{&quot;id&quot;:1870,&quot;uris&quot;:[&quot;http://zotero.org/users/1913249/items/Q7JCMQ3N&quot;],&quot;uri&quot;:[&quot;http://zotero.org/users/1913249/items/Q7JCMQ3N&quot;],&quot;itemData&quot;:{&quot;id&quot;:187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lHnfEdmblW"/>. This chapter then explores key concepts in game making by identifying the distinctive opportunities it offers. In the final section I outline tactics to resolve common tensions when undertaking educational game-making projects. I do this using an extended case study from my own research in the form of a pedagogical design called the 3M game making model.</text:p>
      <text:p text:style-name="Text_20_body">The Next Gen report <text:reference-mark-start text:name="ZOTERO_ITEM CSL_CITATION {&quot;citationID&quot;:&quot;pagduekd&quot;,&quot;properties&quot;:{&quot;formattedCitation&quot;:&quot;(Livingstone and Hope, 2010)&quot;,&quot;plainCitation&quot;:&quot;(Livingstone and Hope, 2010)&quot;,&quot;noteIndex&quot;:0},&quot;citationItems&quot;:[{&quot;id&quot;:45,&quot;uris&quot;:[&quot;http://zotero.org/users/1913249/items/4NN3EMNW&quot;],&quot;uri&quot;:[&quot;http://zotero.org/users/1913249/items/4NN3EMNW&quot;],&quot;itemData&quot;:{&quot;id&quot;:45,&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6MOdjZOyVa"/>(Livingstone and Hope, 2010)<text:reference-mark-end text:name="ZOTERO_ITEM CSL_CITATION {&quot;citationID&quot;:&quot;pagduekd&quot;,&quot;properties&quot;:{&quot;formattedCitation&quot;:&quot;(Livingstone and Hope, 2010)&quot;,&quot;plainCitation&quot;:&quot;(Livingstone and Hope, 2010)&quot;,&quot;noteIndex&quot;:0},&quot;citationItems&quot;:[{&quot;id&quot;:45,&quot;uris&quot;:[&quot;http://zotero.org/users/1913249/items/4NN3EMNW&quot;],&quot;uri&quot;:[&quot;http://zotero.org/users/1913249/items/4NN3EMNW&quot;],&quot;itemData&quot;:{&quot;id&quot;:45,&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6MOdjZOyVa"/> was influential in the introduction of a new Computing curriculum in the UK. It addressed providing the UK games and animation industry with the talent needed to succeed. The report recommended the well supported use of games and visual animation in the school curriculum as a way to attract at greater diversity of young people to the subject. The After the Reboot report <text:reference-mark-start text:name="ZOTERO_ITEM CSL_CITATION {&quot;citationID&quot;:&quot;zhunukxh&quot;,&quot;properties&quot;:{&quot;formattedCitation&quot;:&quot;(Waite, 2017)&quot;,&quot;plainCitation&quot;:&quot;(Waite, 2017)&quot;,&quot;noteIndex&quot;:0},&quot;citationItems&quot;:[{&quot;id&quot;:2539,&quot;uris&quot;:[&quot;http://zotero.org/users/1913249/items/R4M4KKC8&quot;],&quot;uri&quot;:[&quot;http://zotero.org/users/1913249/items/R4M4KKC8&quot;],&quot;itemData&quot;:{&quot;id&quot;:2539,&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cWBKKRUVSV"/>(Waite, 2017)<text:reference-mark-end text:name="ZOTERO_ITEM CSL_CITATION {&quot;citationID&quot;:&quot;zhunukxh&quot;,&quot;properties&quot;:{&quot;formattedCitation&quot;:&quot;(Waite, 2017)&quot;,&quot;plainCitation&quot;:&quot;(Waite, 2017)&quot;,&quot;noteIndex&quot;:0},&quot;citationItems&quot;:[{&quot;id&quot;:2539,&quot;uris&quot;:[&quot;http://zotero.org/users/1913249/items/R4M4KKC8&quot;],&quot;uri&quot;:[&quot;http://zotero.org/users/1913249/items/R4M4KKC8&quot;],&quot;itemData&quot;:{&quot;id&quot;:2539,&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cWBKKRUVSV"/>, returned to the subject of game making as a way of increasing engagement in the process of coding. The review highlighted several area of promise which needed more research, namely; using games for engagement, use of game patterns and involvement of girls in coding and social and cultural aspects of coding. 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 Game making aligns well with the principles of inclusive practices and project-based learning (PBL) namely: that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text:soft-page-break/>Research by the UK National Literacy Trust <text:reference-mark-start text:name="ZOTERO_ITEM CSL_CITATION {&quot;citationID&quot;:&quot;jbalbgzx&quot;,&quot;properties&quot;:{&quot;formattedCitation&quot;:&quot;(2020)&quot;,&quot;plainCitation&quot;:&quot;(2020)&quot;,&quot;noteIndex&quot;:0},&quot;citationItems&quot;:[{&quot;id&quot;:3146,&quot;uris&quot;:[&quot;http://zotero.org/users/1913249/items/T96LXVV8&quot;],&quot;uri&quot;:[&quot;http://zotero.org/users/1913249/items/T96LXVV8&quot;],&quot;itemData&quot;:{&quot;id&quot;:3146,&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rJhYxX9Ivr"/>(2020)<text:reference-mark-end text:name="ZOTERO_ITEM CSL_CITATION {&quot;citationID&quot;:&quot;jbalbgzx&quot;,&quot;properties&quot;:{&quot;formattedCitation&quot;:&quot;(2020)&quot;,&quot;plainCitation&quot;:&quot;(2020)&quot;,&quot;noteIndex&quot;:0},&quot;citationItems&quot;:[{&quot;id&quot;:3146,&quot;uris&quot;:[&quot;http://zotero.org/users/1913249/items/T96LXVV8&quot;],&quot;uri&quot;:[&quot;http://zotero.org/users/1913249/items/T96LXVV8&quot;],&quot;itemData&quot;:{&quot;id&quot;:3146,&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rJhYxX9Ivr"/> of 11-16 year olds found that 96% percent of boys and 65.2% of girls play video games. This study shows that while there is a disparity between genders, game playing is still extremely common. You are unlikely to be part of a household where no games are played. Thus, even if not all young people play games they are extremely likely have knowledge of the conventions and culture of video games. This allows educators to draw on these interests and experiences. Research on the exclusion from the culture of computing highlights the value of use of games and playful techniques to build connections to home interests and experiences <text:reference-mark-start text:name="ZOTERO_ITEM CSL_CITATION {&quot;citationID&quot;:&quot;yyshtqjr&quot;,&quot;properties&quot;:{&quot;formattedCitation&quot;:&quot;(Kafai et al., 2017; Kafai and Burke, 2014)&quot;,&quot;plainCitation&quot;:&quot;(Kafai et al., 2017; Kafai and Burke, 2014)&quot;,&quot;noteIndex&quot;:0},&quot;citationItems&quot;:[{&quot;id&quot;:2675,&quot;uris&quot;:[&quot;http://zotero.org/users/1913249/items/BB9XR78K&quot;],&quot;uri&quot;:[&quot;http://zotero.org/users/1913249/items/BB9XR78K&quot;],&quot;itemData&quot;:{&quot;id&quot;:2675,&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74,&quot;uris&quot;:[&quot;http://zotero.org/users/1913249/items/XCATBQNK&quot;],&quot;uri&quot;:[&quot;http://zotero.org/users/1913249/items/XCATBQNK&quot;],&quot;itemData&quot;:{&quot;id&quot;:2674,&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h081r1j8gX"/>(Kafai et al., 2017; Kafai and Burke, 2014)<text:reference-mark-end text:name="ZOTERO_ITEM CSL_CITATION {&quot;citationID&quot;:&quot;yyshtqjr&quot;,&quot;properties&quot;:{&quot;formattedCitation&quot;:&quot;(Kafai et al., 2017; Kafai and Burke, 2014)&quot;,&quot;plainCitation&quot;:&quot;(Kafai et al., 2017; Kafai and Burke, 2014)&quot;,&quot;noteIndex&quot;:0},&quot;citationItems&quot;:[{&quot;id&quot;:2675,&quot;uris&quot;:[&quot;http://zotero.org/users/1913249/items/BB9XR78K&quot;],&quot;uri&quot;:[&quot;http://zotero.org/users/1913249/items/BB9XR78K&quot;],&quot;itemData&quot;:{&quot;id&quot;:2675,&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74,&quot;uris&quot;:[&quot;http://zotero.org/users/1913249/items/XCATBQNK&quot;],&quot;uri&quot;:[&quot;http://zotero.org/users/1913249/items/XCATBQNK&quot;],&quot;itemData&quot;:{&quot;id&quot;:2674,&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h081r1j8gX"/>.</text:p>
      <text:h text:style-name="Heading_20_3" text:outline-level="3"><text:bookmark-start text:name="a-t-context-background-change-from-just-uk-but-still-include-uk"/>A &amp; T Context Background (Change from just UK but still include UK)<text:bookmark-end text:name="a-t-context-background-change-from-just-uk-but-still-include-uk"/></text:h>
      <text:p text:style-name="First_20_paragraph">INCLUDE MORE ON THE LIMITATIONS IN A UK TEACHING CONTEXT? FROM THE ANOTHER CHAPTER ON PROJECT WORK?</text:p>
      <text:p text:style-name="Text_20_body">Research on the educational value of computer games can be divided into studies on playing games and those on making games. In the UK the influential report “Next Gen: Transforming the UK into the world’s leading talent hub for the video games and visual effects industries” was focused was on providing the UK games and animation industry with the talent needed to succeed (<text:span text:style-name="T1">???</text:span>).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On a global scale there have been many developments in software and programs researching game making.</text:p>
      <text:list xml:id="list2843132499" text:style-name="L1">
        <text:list-item>
          <text:p text:style-name="P4">Constructionist researchers and programs.</text:p>
        </text:list-item>
        <text:list-item>
          <text:p text:style-name="P4">Value of Scratch for game making and associated research.</text:p>
        </text:list-item>
        <text:list-item>
          <text:p text:style-name="P4">middle ground of commercial games which have a creative element to it.</text:p>
        </text:list-item>
      </text:list>
      <text:p text:style-name="First_20_paragraph">While there has been a large body of research on the value and practice of game making for educational purposes, it is a dynamic landscape which has many areas which still deserve additional research. New software tools to make games emerge regularly which offer new pedagogical possibilities. Game playing practices also continue to evolve. For example, casual games played by both adults and children continue to become increasingly available via smart phones and home consoles. The cultural impact of nostalgic retro games which are played by young people and families is also significant. The aesthetics of cuteness and nostalgia around retro games creates a potential for connection between younger and older players and a possible entry point for more casual game players in to game making cultures. The reduced complexity of retro themed games also reduces technical barriers for enthusiasts to create games either for the Indy Game market or for free distribution via games enthusiast websites like itch.io <text:reference-mark-start text:name="ZOTERO_ITEM CSL_CITATION {&quot;citationID&quot;:&quot;xmfyxdwq&quot;,&quot;properties&quot;:{&quot;formattedCitation&quot;:&quot;(Garda, 2013)&quot;,&quot;plainCitation&quot;:&quot;(Garda, 2013)&quot;,&quot;noteIndex&quot;:0},&quot;citationItems&quot;:[{&quot;id&quot;:8381,&quot;uris&quot;:[&quot;http://zotero.org/users/1913249/items/5HLGSCTV&quot;],&quot;uri&quot;:[&quot;http://zotero.org/users/1913249/items/5HLGSCTV&quot;],&quot;itemData&quot;:{&quot;id&quot;:8381,&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cB1bfNZo0V"/>(Garda, 2013)<text:reference-mark-end text:name="ZOTERO_ITEM CSL_CITATION {&quot;citationID&quot;:&quot;xmfyxdwq&quot;,&quot;properties&quot;:{&quot;formattedCitation&quot;:&quot;(Garda, 2013)&quot;,&quot;plainCitation&quot;:&quot;(Garda, 2013)&quot;,&quot;noteIndex&quot;:0},&quot;citationItems&quot;:[{&quot;id&quot;:8381,&quot;uris&quot;:[&quot;http://zotero.org/users/1913249/items/5HLGSCTV&quot;],&quot;uri&quot;:[&quot;http://zotero.org/users/1913249/items/5HLGSCTV&quot;],&quot;itemData&quot;:{&quot;id&quot;:8381,&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cB1bfNZo0V"/>.</text:p>
      <text:h text:style-name="Heading_20_2" text:outline-level="2"><text:bookmark-start text:name="motivations-for-game-making-in-education"/>Motivations for Game Making in Education<text:bookmark-end text:name="motivations-for-game-making-in-education"/></text:h>
      <text:p text:style-name="First_20_paragraph">The following section outlines the benefits and motivations of game making in education. Researchers Kafai and Burke <text:reference-mark-start text:name="ZOTERO_ITEM CSL_CITATION {&quot;citationID&quot;:&quot;kexcdmtz&quot;,&quot;properties&quot;:{&quot;formattedCitation&quot;:&quot;(2015)&quot;,&quot;plainCitation&quot;:&quot;(2015)&quot;,&quot;noteIndex&quot;:0},&quot;citationItems&quot;:[{&quot;id&quot;:1870,&quot;uris&quot;:[&quot;http://zotero.org/users/1913249/items/Q7JCMQ3N&quot;],&quot;uri&quot;:[&quot;http://zotero.org/users/1913249/items/Q7JCMQ3N&quot;],&quot;itemData&quot;:{&quot;id&quot;:187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DUhaeGAmQQ"/>(2015)<text:reference-mark-end text:name="ZOTERO_ITEM CSL_CITATION {&quot;citationID&quot;:&quot;kexcdmtz&quot;,&quot;properties&quot;:{&quot;formattedCitation&quot;:&quot;(2015)&quot;,&quot;plainCitation&quot;:&quot;(2015)&quot;,&quot;noteIndex&quot;:0},&quot;citationItems&quot;:[{&quot;id&quot;:1870,&quot;uris&quot;:[&quot;http://zotero.org/users/1913249/items/Q7JCMQ3N&quot;],&quot;uri&quot;:[&quot;http://zotero.org/users/1913249/items/Q7JCMQ3N&quot;],&quot;itemData&quot;:{&quot;id&quot;:187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DUhaeGAmQQ"/> have undertaken one or the most extensive reviews of the educational potential of game making. The following sections are based on this research with some additional material.</text:p>
      <text:p text:style-name="Text_20_body"><text:span text:style-name="T1">Coding and Computing Practices:</text:span> The main learning objective of making games in educational settings is to develop coding and computing skills. While some game making tools use a specialised graphical interface, many other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D&quot;:&quot;tduetbyb&quot;,&quot;properties&quot;:{&quot;formattedCitation&quot;:&quot;(2012)&quot;,&quot;plainCitation&quot;:&quot;(2012)&quot;,&quot;noteIndex&quot;:0},&quot;citationItems&quot;:[{&quot;id&quot;:2909,&quot;uris&quot;:[&quot;http://zotero.org/users/1913249/items/DKMD8R7Y&quot;],&quot;uri&quot;:[&quot;http://zotero.org/users/1913249/items/DKMD8R7Y&quot;],&quot;itemData&quot;:{&quot;id&quot;:2909,&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JQedo21J0f"/>(2012)<text:reference-mark-end text:name="ZOTERO_ITEM CSL_CITATION {&quot;citationID&quot;:&quot;tduetbyb&quot;,&quot;properties&quot;:{&quot;formattedCitation&quot;:&quot;(2012)&quot;,&quot;plainCitation&quot;:&quot;(2012)&quot;,&quot;noteIndex&quot;:0},&quot;citationItems&quot;:[{&quot;id&quot;:2909,&quot;uris&quot;:[&quot;http://zotero.org/users/1913249/items/DKMD8R7Y&quot;],&quot;uri&quot;:[&quot;http://zotero.org/users/1913249/items/DKMD8R7Y&quot;],&quot;itemData&quot;:{&quot;id&quot;:2909,&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JQedo21J0f"/> indicated that games rather than media or storytelling computing projects were more likely to use logic and variables extensively.</text:p>
      <text:p text:style-name="Text_20_body"><text:span text:style-name="T1">Games to study other subjects:</text:span> When students are tasked with making games that teach a key concepts of another subject it requires them to gain a deep understanding of that area. Kafai’s review covered studies on game making to aid maths, biology, chemistry and language development. Cross-curricular projects are also a potential way to overcome limits in time devoted to computing.</text:p>
      <text:p text:style-name="Text_20_body"><text:soft-page-break/><text:span text:style-name="T1">Developing Social and 21st Century Skills:</text:span> The term 21st Century Skills is used quite flexibly in educational research but there is broad understanding that they cover skills like social skills, self reflection, cultural awareness and a range of technical abilities that allow participation in information society. These skill suit being developed via collaborative game making. More tightly focused research on game making and collaboration is needed but the potential to develop such skills is exciting. One Study by Baytak <text:reference-mark-start text:name="ZOTERO_ITEM CSL_CITATION {&quot;citationID&quot;:&quot;dncbflvo&quot;,&quot;properties&quot;:{&quot;formattedCitation&quot;:&quot;(2010)&quot;,&quot;plainCitation&quot;:&quot;(2010)&quot;,&quot;noteIndex&quot;:0},&quot;citationItems&quot;:[{&quot;id&quot;:2130,&quot;uris&quot;:[&quot;http://zotero.org/users/1913249/items/W3SL8G8S&quot;],&quot;uri&quot;:[&quot;http://zotero.org/users/1913249/items/W3SL8G8S&quot;],&quot;itemData&quot;:{&quot;id&quot;:2130,&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D6S2bLZLpJ"/>(2010)<text:reference-mark-end text:name="ZOTERO_ITEM CSL_CITATION {&quot;citationID&quot;:&quot;dncbflvo&quot;,&quot;properties&quot;:{&quot;formattedCitation&quot;:&quot;(2010)&quot;,&quot;plainCitation&quot;:&quot;(2010)&quot;,&quot;noteIndex&quot;:0},&quot;citationItems&quot;:[{&quot;id&quot;:2130,&quot;uris&quot;:[&quot;http://zotero.org/users/1913249/items/W3SL8G8S&quot;],&quot;uri&quot;:[&quot;http://zotero.org/users/1913249/items/W3SL8G8S&quot;],&quot;itemData&quot;:{&quot;id&quot;:2130,&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D6S2bLZLpJ"/> focused on the potential of making games to create a collaborative classroom community. Learners are often keen to share their games for others to play and to play those of others. This motivation can be leveraged to provide detailed feedback.</text:p>
      <text:p text:style-name="P3"><text:span text:style-name="T1">Games to explore systems and systems thinking:</text:span> As the economic and environmental systems around us become more complex, it is vital that we teach young people how to analyse and alter them. Games are in essence rule-based systems. <text:span text:style-name="T2">Games for change</text:span> is a concept that invites game makers to make games to explore social issues. Such issues often involve a systems-based understanding of then world, and as games are themselves interactive systems themselves, they are a powerful vehicle for exploring a complex problems involving race, sex and environmental and social issues <text:reference-mark-start text:name="ZOTERO_ITEM CSL_CITATION {&quot;citationID&quot;:&quot;baxpeekx&quot;,&quot;properties&quot;:{&quot;formattedCitation&quot;:&quot;(Tekinba\\uc0\\u351{} et al., 2010)&quot;,&quot;plainCitation&quot;:&quot;(Tekinbaş et al., 2010)&quot;,&quot;noteIndex&quot;:0},&quot;citationItems&quot;:[{&quot;id&quot;:2286,&quot;uris&quot;:[&quot;http://zotero.org/users/1913249/items/3AQZ3WDH&quot;],&quot;uri&quot;:[&quot;http://zotero.org/users/1913249/items/3AQZ3WDH&quot;],&quot;itemData&quot;:{&quot;id&quot;:2286,&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4vyK5VqSmY"/><text:span text:style-name="T7">(Tekinbaş et al., 2010)</text:span><text:reference-mark-end text:name="ZOTERO_ITEM CSL_CITATION {&quot;citationID&quot;:&quot;baxpeekx&quot;,&quot;properties&quot;:{&quot;formattedCitation&quot;:&quot;(Tekinba\\uc0\\u351{} et al., 2010)&quot;,&quot;plainCitation&quot;:&quot;(Tekinbaş et al., 2010)&quot;,&quot;noteIndex&quot;:0},&quot;citationItems&quot;:[{&quot;id&quot;:2286,&quot;uris&quot;:[&quot;http://zotero.org/users/1913249/items/3AQZ3WDH&quot;],&quot;uri&quot;:[&quot;http://zotero.org/users/1913249/items/3AQZ3WDH&quot;],&quot;itemData&quot;:{&quot;id&quot;:2286,&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4vyK5VqSmY"/>. The Games for Change network run an international game making challenge for young people and support for teachers to implement it. This challenge provides well planned supporting resources for both teachers and students<text:note text:id="ftn1" text:note-class="footnote"><text:note-citation>1</text:note-citation><text:note-body><text:p text:style-name="Footnote">https://gamesforchange.org/studentchallenge/g4c-resources-hub/</text:p></text:note-body></text:note>. Quest to Learn, a New York high school which partners with an academic group the Institute of Play, has incorporated game design into its curriculum as a way to promote learning about systems. This partnership has produced resources aimed at supporting systems thinking through game making which are extremely informative for teachers looking to work in this area.<text:note text:id="ftn2" text:note-class="footnote"><text:note-citation>2</text:note-citation><text:note-body><text:p text:style-name="Footnote">https://clalliance.org/institute-of-play/</text:p></text:note-body></text:note></text:p>
      <text:p text:style-name="Text_20_body">ALTERNATIVE COMPRESSED BUT INSERT MORE REFERENCES? This section is a brief summary of some of the key areas of potential for learners an area explored in depth in a review by Kafia and Burke <text:reference-mark-start text:name="ZOTERO_ITEM CSL_CITATION {&quot;citationID&quot;:&quot;zpwtqatv&quot;,&quot;properties&quot;:{&quot;formattedCitation&quot;:&quot;(2015)&quot;,&quot;plainCitation&quot;:&quot;(2015)&quot;,&quot;noteIndex&quot;:0},&quot;citationItems&quot;:[{&quot;id&quot;:1870,&quot;uris&quot;:[&quot;http://zotero.org/users/1913249/items/Q7JCMQ3N&quot;],&quot;uri&quot;:[&quot;http://zotero.org/users/1913249/items/Q7JCMQ3N&quot;],&quot;itemData&quot;:{&quot;id&quot;:187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ic5Zh5zJKh"/>(2015)<text:reference-mark-end text:name="ZOTERO_ITEM CSL_CITATION {&quot;citationID&quot;:&quot;zpwtqatv&quot;,&quot;properties&quot;:{&quot;formattedCitation&quot;:&quot;(2015)&quot;,&quot;plainCitation&quot;:&quot;(2015)&quot;,&quot;noteIndex&quot;:0},&quot;citationItems&quot;:[{&quot;id&quot;:1870,&quot;uris&quot;:[&quot;http://zotero.org/users/1913249/items/Q7JCMQ3N&quot;],&quot;uri&quot;:[&quot;http://zotero.org/users/1913249/items/Q7JCMQ3N&quot;],&quot;itemData&quot;:{&quot;id&quot;:187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ic5Zh5zJKh"/>. The most prominent learning objective of making games in educational setting is to develop <text:span text:style-name="T2">coding and computing skills</text:span>. There are extensive studies on <text:span text:style-name="T2">game making to learn other subjects</text:span> common subjects include maths, biology and chemistry but diverse examples exist. The potential benefits of collaborative game making align closely with a concept called <text:span text:style-name="T2">21st Century Skills</text:span> which include social skills, self reflection, cultural awareness and a range of technical abilities that allow participation in information society. An area that merits particular attention is that that of Games to explore systems and systems thinking. Games are in essence rule-based systems. <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text:p>
      <text:h text:style-name="Heading_20_2" text:outline-level="2"><text:bookmark-start text:name="key-concepts-in-game-making"/>Key Concepts in Game Making<text:bookmark-end text:name="key-concepts-in-game-making"/></text:h>
      <text:p text:style-name="First_20_paragraph">Certain characteristics of game making as an educational activity are of particular interest and value. In the previous section, for example, the use of games to teach systems concepts is aligned with the internal rules and structure of games themselves in a way which particularly suits exploring that topic. Other special elements of game making are explored in the following sections in the form of key concepts and checklists.</text:p>
      <text:h text:style-name="Heading_20_3" text:outline-level="3"><text:bookmark-start text:name="key-concept---family-game-experience-as-an-inclusive-fund-of-knowledge"/>Key Concept - Family Game Experience as an inclusive Fund of Knowledge<text:bookmark-end text:name="key-concept---family-game-experience-as-an-inclusive-fund-of-knowledge"/></text:h>
      <text:p text:style-name="First_20_paragraph">The concept of Funds of Knowledge emerged from research within US Latino communities. The term addresses the use of knowledge and skills from participation in activities outside of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vxcqgqfs&quot;,&quot;properties&quot;:{&quot;formattedCitation&quot;:&quot;(Moll et al., 1992)&quot;,&quot;plainCitation&quot;:&quot;(Moll et al., 1992)&quot;,&quot;noteIndex&quot;:0},&quot;citationItems&quot;:[{&quot;id&quot;:2941,&quot;uris&quot;:[&quot;http://zotero.org/users/1913249/items/EXBRQZWW&quot;],&quot;uri&quot;:[&quot;http://zotero.org/users/1913249/items/EXBRQZWW&quot;],&quot;itemData&quot;:{&quot;id&quot;:294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NTM9tFmzu3"/>(Moll et al., 1992)<text:reference-mark-end text:name="ZOTERO_ITEM CSL_CITATION {&quot;citationID&quot;:&quot;vxcqgqfs&quot;,&quot;properties&quot;:{&quot;formattedCitation&quot;:&quot;(Moll et al., 1992)&quot;,&quot;plainCitation&quot;:&quot;(Moll et al., 1992)&quot;,&quot;noteIndex&quot;:0},&quot;citationItems&quot;:[{&quot;id&quot;:2941,&quot;uris&quot;:[&quot;http://zotero.org/users/1913249/items/EXBRQZWW&quot;],&quot;uri&quot;:[&quot;http://zotero.org/users/1913249/items/EXBRQZWW&quot;],&quot;itemData&quot;:{&quot;id&quot;:294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NTM9tFmzu3"/>.</text:p>
      <text:p text:style-name="Text_20_body">Games may allow children to draw on funds of knowledge in various ways, perhaps in the choice of the kind of <text:soft-page-break/>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scmpyli&quot;,&quot;properties&quot;:{&quot;formattedCitation&quot;:&quot;(2014)&quot;,&quot;plainCitation&quot;:&quot;(2014)&quot;,&quot;noteIndex&quot;:0},&quot;citationItems&quot;:[{&quot;id&quot;:2163,&quot;uris&quot;:[&quot;http://zotero.org/users/1913249/items/RUWZA8Q7&quot;],&quot;uri&quot;:[&quot;http://zotero.org/users/1913249/items/RUWZA8Q7&quot;],&quot;itemData&quot;:{&quot;id&quot;:2163,&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yAXf3AwMBn"/>(2014)<text:reference-mark-end text:name="ZOTERO_ITEM CSL_CITATION {&quot;citationID&quot;:&quot;oscmpyli&quot;,&quot;properties&quot;:{&quot;formattedCitation&quot;:&quot;(2014)&quot;,&quot;plainCitation&quot;:&quot;(2014)&quot;,&quot;noteIndex&quot;:0},&quot;citationItems&quot;:[{&quot;id&quot;:2163,&quot;uris&quot;:[&quot;http://zotero.org/users/1913249/items/RUWZA8Q7&quot;],&quot;uri&quot;:[&quot;http://zotero.org/users/1913249/items/RUWZA8Q7&quot;],&quot;itemData&quot;:{&quot;id&quot;:2163,&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yAXf3AwMBn"/> found that the use of design patterns and game mechanics when teaching novice coders can increase accessibility for learners due the concrete and relatable approach.</text:p>
      <text:p text:style-name="Text_20_body">BEGIN BOX</text:p>
      <text:h text:style-name="Heading_20_3" text:outline-level="3"><text:bookmark-start text:name="checklist-drawing-on-home-cultures"/>Checklist: Drawing on Home Cultures<text:bookmark-end text:name="checklist-drawing-on-home-cultures"/></text:h>
      <text:p text:style-name="First_20_paragraph">To allow students to bring their own home funds on knowledge into their work we can structure our sessions carefully. Even if students do not consider video game <text:span text:style-name="T2">playing</text:span> to be of particular interested to them, that there are other ways for them to bring their interests into game making. To help this process, the following questions may be a useful check list.</text:p>
      <text:list xml:id="list2618625455" text:style-name="L2">
        <text:list-item>
          <text:p text:style-name="P5">Are you letting students use their knowledge of game conventions to inform the planning and development of their game coding projects? How are you setting limits to make sure they stay within their technical capabilities?</text:p>
        </text:list-item>
        <text:list-item>
          <text:p text:style-name="P5">If playing computer games is not part of their home interests, can students draw on other interests to make choices over the narrative, characters and aesthetics of their designs?</text:p>
        </text:list-item>
        <text:list-item>
          <text:p text:style-name="P5">Have you planned ways for students to adopt playful and collaborative ways of working as a way to maximise learner engagement with game making?</text:p>
        </text:list-item>
      </text:list>
      <text:p text:style-name="First_20_paragraph">END BOX</text:p>
      <text:h text:style-name="Heading_20_3" text:outline-level="3"><text:bookmark-start text:name="key-concept---game-making-as-an-authentic-activity"/>Key Concept - Game Making as an Authentic Activity<text:bookmark-end text:name="key-concept---game-making-as-an-authentic-activity"/></text:h>
      <text:p text:style-name="First_20_paragraph">Another important concept in both project and inclusive approaches to education is to make projects as authentic as possible to increase learner motivation. For game making this authenticity or realness can be seen in both to the tangible, shareable nature of resulting game created and in clear links to the domain of professional game desig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 like the Coolest Project. You may be able to add authenticity in a similar way by providing a low pressure competition or another frame for student’s game making.</text:p>
      <text:h text:style-name="Heading_20_3" text:outline-level="3"><text:bookmark-start text:name="key-concept---coding-and-computational-fluency"/>Key Concept - Coding and Computational Fluency<text:bookmark-end text:name="key-concept---coding-and-computational-fluency"/></text:h>
      <text:p text:style-name="First_20_paragraph">Resnick and Rusk <text:reference-mark-start text:name="ZOTERO_ITEM CSL_CITATION {&quot;citationID&quot;:&quot;hseqbksr&quot;,&quot;properties&quot;:{&quot;formattedCitation&quot;:&quot;(2020)&quot;,&quot;plainCitation&quot;:&quot;(2020)&quot;,&quot;noteIndex&quot;:0},&quot;citationItems&quot;:[{&quot;id&quot;:34,&quot;uris&quot;:[&quot;http://zotero.org/users/1913249/items/VYS48CXK&quot;],&quot;uri&quot;:[&quot;http://zotero.org/users/1913249/items/VYS48CXK&quot;],&quot;itemData&quot;:{&quot;id&quot;:3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zWKoBouElM"/>(2020)<text:reference-mark-end text:name="ZOTERO_ITEM CSL_CITATION {&quot;citationID&quot;:&quot;hseqbksr&quot;,&quot;properties&quot;:{&quot;formattedCitation&quot;:&quot;(2020)&quot;,&quot;plainCitation&quot;:&quot;(2020)&quot;,&quot;noteIndex&quot;:0},&quot;citationItems&quot;:[{&quot;id&quot;:34,&quot;uris&quot;:[&quot;http://zotero.org/users/1913249/items/VYS48CXK&quot;],&quot;uri&quot;:[&quot;http://zotero.org/users/1913249/items/VYS48CXK&quot;],&quot;itemData&quot;:{&quot;id&quot;:3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zWKoBouElM"/> draw on literacy-for-all movements when using a concept of computational fluency to describe student’s creative expression through coding projects. Fluency in coding can be compared to fluency in spoken languages where the focus is less on accuracy and complexity of language use compared to how unhalting and comfortable the speaker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game play feel of game mechanics just right. The process of adding different graphics and audio assets into <text:soft-page-break/>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extremely dynamic as new tools frequently emerge with novel approaches and features. In this section I outline the key features of selected game making tools. Some game making tools for beginners, for example Kodu or the Game Maker series, use a Graphical User Interface (GUI) to abstract away the detail of the underlying code complexity. While those may be useful to learn game design without coding, in this section I only include tools that allow users to code the game directly.</text:p>
      <text:p text:style-name="Text_20_body"><text:span text:style-name="T1">Pygame - a python based library for 2D Games:</text:span> Pygame is an add-on (code library) for Python to make game making easier. Pygame is a good choice for students that have had experience of coding in Python or for teachers that want to encourage fluency in this particular language. The Pygame community has produced resources aimed at beginner coders.<text:note text:id="ftn3" text:note-class="footnote"><text:note-citation>3</text:note-citation><text:note-body><text:p text:style-name="Footnote">https://www.pygame.org/wiki/resources</text:p></text:note-body></text:note> There are also interesting resources and books to support game making with Pygame on the website of the Raspberry Pi foundation.<text:note text:id="ftn4" text:note-class="footnote"><text:note-citation>4</text:note-citation><text:note-body><text:p text:style-name="Footnote">https://www.raspberrypi.org/blog/tag/pygame/</text:p></text:note-body></text:note> It is harder to set up a game-coding environment using Pygame compared to some of the other tools here. There is also less of an active community of game makers sharing their games online.</text:p>
      <text:p text:style-name="Text_20_body"><text:span text:style-name="T1">Scratch - a familiar and flexible tool:</text:span> Scratch is a block-based programming environment popular in schools. Scratch was designed for more general multi-media projects rather than being targeted at solely game making. However, games are a popular choice of project for young people. The ability to create your own graphical and audio assets allows users to bring their own interests into projects. However, from my experience, while it is quick to get started, the lack of program common game patterns like gravity and collisions means that complexity of the code you need quickly mounts. Even then, for the most part the game play of the learner created games is often a bit unsatisfactory. Where Scratch does stand out is the community element of the website where learners can get inspired by the extremely diverse creations of other young coders. The ability to remix the work of others is a great way start to get used to the production process.</text:p>
      <text:p text:style-name="Text_20_body"><text:span text:style-name="T1">Phaser.js in a Code Playground - an authentic web game making framework:</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promoted by Code Club resource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text:span text:style-name="T2">phaser simple game to edit</text:span> &lt;Game_Figure1.1.png&gt; 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1">P5.play - an arts inspired coding environment:</text:span> P5.play is an add-on to the p5.js javascript framework. P5 is a javascript library that is quick to learn and get creative results. Sample projects often involve moving interactive, coloured shapes around and generating patterns. P5 has become popular not only with artists and <text:soft-page-break/>designers but increasingly with educators. This is partly due to the ability to use it in code playgrounds with all of the advantages previously discussed in the section Phaser and Glitch. While P5.play is limited to 2D games, it adds useful design patterns like animation support, basic collision detection and help for mouse and keyboard interactions. Accessible tutorials are available online.<text:note text:id="ftn5" text:note-class="footnote"><text:note-citation>5</text:note-citation><text:note-body><text:p text:style-name="Footnote">https://molleindustria.github.io/p5.play/</text:p></text:note-body></text:note></text:p>
      <text:p text:style-name="Text_20_body"><text:span text:style-name="T1">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 Another advantage is that the MakeCode system is also used to code the popular Microbit micro controller. So this may be familiar to you as a teacher or to your students. </text:p>
      <text:p text:style-name="Text_20_body">&lt;Game_Figure1.2.png&gt; <text:span text:style-name="T2">MakeCode</text:span> 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6" text:note-class="footnote"><text:note-citation>6</text:note-citation><text:note-body><text:p text:style-name="Footnote">https://arcade.makecode.com/</text:p></text:note-body></text:note></text:p>
      <text:h text:style-name="Heading_20_2" text:outline-level="2"><text:bookmark-start text:name="case-study---the-3m-game-making-learning-design"/>Case Study - The 3M Game Making Learning Design<text:bookmark-end text:name="case-study---the-3m-game-making-learning-design"/></text:h>
      <text:p text:style-name="First_20_paragraph">My own research in game making is an experimental approach to create a new learning design. I have worked with young learners, local families and undergraduate student helpers to evolve the 3M game making design. The section outlines the main features of the 3M model which comprises of Missions, Maps and Motivational Methods. This learning design could can be applied using any of the software tools above. The resources I have created for MakeCode<text:note text:id="ftn7" text:note-class="footnote"><text:note-citation>7</text:note-citation><text:note-body><text:p text:style-name="Footnote">https://mickfuzz.github.io/makecode-platformer-101/</text:p></text:note-body></text:note> and Phaser<text:note text:id="ftn8" text:note-class="footnote"><text:note-citation>8</text:note-citation><text:note-body><text:p text:style-name="Footnote">https://glitch-game-makers-manual.glitch.me/</text:p></text:note-body></text:note> are free and open source and available online. I invite other educators to adopt this approach and share resources for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The goal is to of increase user choice and give players more agency. To mirror this approach, the main challenge of the 3M model is to create a playable game around a theme for a real or imagined audience. The incremental missions of the my implementations of 3M model involve adding game features. This approach steers students towards developing the use of coding structures, debugging practices and systems concepts. In addition, side missions encourage social and playful coding approaches which help develop a community of coders.</text:p>
      <text:p text:style-name="Text_20_body"><text:span text:style-name="T1">Side Missions:</text:span> Bartle proposed that online gamers play games for different reasons. You can find out what kind of game player you are with an online test.<text:note text:id="ftn9" text:note-class="footnote"><text:note-citation>9</text:note-citation><text:note-body><text:p text:style-name="Footnote">https://matthewbarr.co.uk/bartle/</text:p></text:note-body></text:note> There are also different styles of game makers. Some like to study to get a full knowledge of the tools and what is possible before they build up their game step-by-step. Some are happy to borrow code, images and sound from anywhere for quick results. More social makers like to find out <text:soft-page-break/>about the games of others or tell stories within games while others mess around with the code to break it interesting ways. To encourage these valuable social coding practices I created extra missions which are available online.<text:note text:id="ftn10" text:note-class="footnote"><text:note-citation>10</text:note-citation><text:note-body><text:p text:style-name="Footnote">https://mickfuzz.github.io/makecode-platformer-101/missions</text:p></text:note-body></text:note></text:p>
      <text:p text:style-name="Text_20_body"><text:span text:style-name="T1">Game Design Patterns as Main Missions:</text:span> In the 3M model rather than following a step-by-step tutorial learners start with an incomplete game template and add new features as they choose. Each feature is described as a mission. This approach follows the Use-Modify-Create model (explored in another chapter). For my design I worked with learners to create a wish list of game features to create a 2D platform game. These features included moving hazards, jumping on enemies, finding a door or flag to progress to the next level. We can describe these features as game design patterns. I developed tutorials to support students implement these patterns and grouped them to aid navigation of the resources. This approach aligns with inclusive education principles in that it increases the choices of students, scaffolds the way they can access resources and allows them to keep a track of their own progress. In my research I found that providing a set of limited options but allowing student to choose their own pathway had a immediate positive effect on the motivation and general energy level of learners.</text:p>
      <text:h text:style-name="Heading_20_3" text:outline-level="3"><text:bookmark-start text:name="teaching-resource---game-design-pattern-as-mission-for-students"/>Teaching Resource - Game Design Pattern as Mission for Students<text:bookmark-end text:name="teaching-resource---game-design-pattern-as-mission-for-students"/></text:h>
      <text:p text:style-name="First_20_paragraph">In my vers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1252629610" text:style-name="L3">
        <text:list-item>
          <text:p text:style-name="P2"><text:span text:style-name="T1">Name of Game Design Pattern:</text:span> Jumping on Enemies to Zap them</text:p>
        </text:list-item>
        <text:list-item>
          <text:p text:style-name="P2"><text:span text:style-name="T1">Type Pattern:</text:span> Game Mechanic</text:p>
        </text:list-item>
        <text:list-item>
          <text:p text:style-name="P2"><text:span text:style-name="T1">Description:</text:span> If the player is descending from a jump when they touch the enemy the player is zapped and in this case disappears.</text:p>
        </text:list-item>
        <text:list-item>
          <text:p text:style-name="P2"><text:span text:style-name="T1">Need for Pattern:</text:span> Enemies create challenge and being able to jump on an enemy is a good way of clearing the area you want to explore or to be able to jump up to a high platform.</text:p>
        </text:list-item>
        <text:list-item>
          <text:p text:style-name="P2"><text:span text:style-name="T1">Coding Concepts involved:</text:span> Arrays<text:note text:id="ftn11" text:note-class="footnote"><text:note-citation>11</text:note-citation><text:note-body><text:p text:style-name="Footnote">https://mickfuzz.github.io/makecode-platformer-101/learningDimensions#arrays</text:p></text:note-body></text:note>, Change Listener<text:note text:id="ftn12" text:note-class="footnote"><text:note-citation>12</text:note-citation><text:note-body><text:p text:style-name="Footnote">https://mickfuzz.github.io/makecode-platformer-101/learningDimensions#change-listener</text:p></text:note-body></text:note></text:p>
        </text:list-item>
        <text:list-item>
          <text:p text:style-name="P2"><text:span text:style-name="T1">Links to other Computing Patterns:</text:span> Systems Dynamics<text:note text:id="ftn13" text:note-class="footnote"><text:note-citation>13</text:note-citation><text:note-body><text:p text:style-name="Footnote">https://mickfuzz.github.io/makecode-platformer-101/learningDimensions#systems-dynamics</text:p></text:note-body></text:note></text:p>
        </text:list-item>
        <text:list-item>
          <text:p text:style-name="P2"><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them implement the code needed are provided. While on-line documents allow learners to copy and paste code thus avoid many syntax errors, printed or incomplete code examples provide a greater level of challenge. Supporting resources <text:soft-page-break/>help resolve tensions around learners getting stuck and needing a lot of facilitator help. You can vary how much detail you provide in supporting documents to suit the challenge level for students. I work with young coders, thus I normally provide significant coding scaffolding. Once learners have built familiarity with code structures, processes and the coding environment, I provide less complete code examples.</text:p>
      <text:p text:style-name="Text_20_body"/>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on that area, you can map the learning happening in an authentic activity. When researching hands-on tinkering in Science museums Bevan and Petrich <text:reference-mark-start text:name="ZOTERO_ITEM CSL_CITATION {&quot;citationID&quot;:&quot;rqgncgwr&quot;,&quot;properties&quot;:{&quot;formattedCitation&quot;:&quot;(2013)&quot;,&quot;plainCitation&quot;:&quot;(2013)&quot;,&quot;noteIndex&quot;:0},&quot;citationItems&quot;:[{&quot;id&quot;:1957,&quot;uris&quot;:[&quot;http://zotero.org/users/1913249/items/28RKRJE6&quot;],&quot;uri&quot;:[&quot;http://zotero.org/users/1913249/items/28RKRJE6&quot;],&quot;itemData&quot;:{&quot;id&quot;:1957,&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SDT6hejlPD"/>(2013)<text:reference-mark-end text:name="ZOTERO_ITEM CSL_CITATION {&quot;citationID&quot;:&quot;rqgncgwr&quot;,&quot;properties&quot;:{&quot;formattedCitation&quot;:&quot;(2013)&quot;,&quot;plainCitation&quot;:&quot;(2013)&quot;,&quot;noteIndex&quot;:0},&quot;citationItems&quot;:[{&quot;id&quot;:1957,&quot;uris&quot;:[&quot;http://zotero.org/users/1913249/items/28RKRJE6&quot;],&quot;uri&quot;:[&quot;http://zotero.org/users/1913249/items/28RKRJE6&quot;],&quot;itemData&quot;:{&quot;id&quot;:1957,&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SDT6hejlPD"/>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from hours of recorded material some of the concepts and practices that learners engaged with when making games.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756848962752">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756848999360">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756849000192">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756849000944">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756849001792">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756849002832">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756849003744">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756849004704">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756849005664">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n quest-themed computer game. The game pattern missions wh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ve been working with. As learners traced a trail between the different island/missions they had visited, the map provoked learners to reflect on their journey and progress. This approach may be too labour and time intensive for many class environments. I am investigating replicating this process using online tools to reduce complexity and preparation time.</text:p>
      <text:h text:style-name="Heading_20_3" text:outline-level="3"><text:bookmark-start text:name="motivational-methods"/><text:soft-page-break/>Motivational Methods<text:bookmark-end text:name="motivational-methods"/></text:h>
      <text:p text:style-name="First_20_paragraph">The final M of the 3M framework stands for motivational methods. There are many ways to motivate and sustain the learners involvement PBL. In this section I share two methods that I have foun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citationID&quot;:&quot;ezaviely&quot;,&quot;properties&quot;:{&quot;formattedCitation&quot;:&quot;(Kaloti-Hallak et al., 2015)&quot;,&quot;plainCitation&quot;:&quot;(Kaloti-Hallak et al., 2015)&quot;,&quot;noteIndex&quot;:0},&quot;citationItems&quot;:[{&quot;id&quot;:8397,&quot;uris&quot;:[&quot;http://zotero.org/users/1913249/items/T4NDX3J8&quot;],&quot;uri&quot;:[&quot;http://zotero.org/users/1913249/items/T4NDX3J8&quot;],&quot;itemData&quot;:{&quot;id&quot;:8397,&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tWIrjqpqH3"/>(Kaloti-Hallak et al., 2015)<text:reference-mark-end text:name="ZOTERO_ITEM CSL_CITATION {&quot;citationID&quot;:&quot;ezaviely&quot;,&quot;properties&quot;:{&quot;formattedCitation&quot;:&quot;(Kaloti-Hallak et al., 2015)&quot;,&quot;plainCitation&quot;:&quot;(Kaloti-Hallak et al., 2015)&quot;,&quot;noteIndex&quot;:0},&quot;citationItems&quot;:[{&quot;id&quot;:8397,&quot;uris&quot;:[&quot;http://zotero.org/users/1913249/items/T4NDX3J8&quot;],&quot;uri&quot;:[&quot;http://zotero.org/users/1913249/items/T4NDX3J8&quot;],&quot;itemData&quot;:{&quot;id&quot;:8397,&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tWIrjqpqH3"/>.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 to develop such fictional dramas, but you don’t have to be a trained drama practitioner draw on key techniques to increase learner engagement. For example, I asked trainee teachers to devise a scenario to support a series of sessions and they used a fiction of making games for a alien race coming to destroy the earth. The process of using a fictional situation can help with the motivation and reflection of learners in the following ways;</text:p>
      <text:list xml:id="list3910116563" text:style-name="L4">
        <text:list-item>
          <text:p text:style-name="P6">Asking learners to step into a role can increase identification with participation in the project. For example you may say “As game designers, we will make this game for a particular audience”.</text:p>
        </text:list-item>
        <text:list-item>
          <text:p text:style-name="P6">Fictional situations can help create a sense of imagined jeopardy which can help learners stay on track with their creative timescale and may increase their commitment to the process.</text:p>
        </text:list-item>
        <text:list-item>
          <text:p text:style-name="P6">When learners share their games with their real or imagined audience, they can talk through their design decisions and challenges, thus creating an opportunity for reflection.</text:p>
        </text:list-item>
        <text:list-item>
          <text:p text:style-name="P6">Drama processes can help explore identification with or hostility to gaming cultures.</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The chapter then listed the diverse motivations and key concepts involved in undertaking game making projects in education. Finally, to explore some of the particular tensions and opportunities involved in undertaking project-based game making with young people I used a detailed case study of the game making 3M model. Each of the three methods helps to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section text:style-name="Sect1" text:name="ZOTERO_BIBL {&quot;uncited&quot;:[],&quot;omitted&quot;:[],&quot;custom&quot;:[]} CSL_BIBLIOGRAPHY RNDPtueNehTlX">
        <text:p text:style-name="Bibliography_20_1">Adams, J.C., Webster, A.R., 2012. What Do Students Learn About Programming from Game, Music Video, and Storytelling Projects?, in: Proceedings of the 43rd ACM Technical Symposium on Computer Science Education, SIGCSE ’12. ACM, New York, NY, USA, pp. 643–648. https://doi.org/10.1145/2157136.2157319</text:p>
        <text:p text:style-name="Bibliography_20_1">Baytak, A., Land, S., 2010. A case study of educational game design by kids and for kids. Procedia - Soc. Behav. Sci. 2, 5242–5246. https://doi.org/10.1016/j.sbspro.2010.03.853</text:p>
        <text:p text:style-name="Bibliography_20_1"><text:soft-page-break/>Denner, J., Werner, L., Campe, S., Ortiz, E., 2014. Using Game Mechanics to Measure What Students Learn from Programming Games. Int. J. Game-Based Learn. IJGBL 4, 13–22. https://doi.org/10.4018/ijgbl.2014070102</text:p>
        <text:p text:style-name="Bibliography_20_1">Garda, M.B., 2013. Nostalgia in Retro Game Design., in: DiGRA Conference. Citeseer.</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Kafai, Y.B., Burke, Q., 2015. Constructionist Gaming: Understanding the Benefits of Making Games for Learning. Educ. Psychol. 50, 313–334. https://doi.org/10.1080/00461520.2015.1124022</text:p>
        <text:p text:style-name="Bibliography_20_1">Kaloti-Hallak, F., Armoni, M., Ben-Ari, M. (Moti), 2015. Students’ Attitudes and Motivation During Robotics Activities, in: Proceedings of the Workshop in Primary and Secondary Computing Education. Presented at the WiPSCE ’15: Workshop in Primary and Secondary Computing Education, ACM, London United Kingdom, pp. 102–110. https://doi.org/10.1145/2818314.2818317</text:p>
        <text:p text:style-name="Bibliography_20_1">Livingstone, I., Hope, A., 2010. Next Gen: transforming the UK into the world’s leading talent hub for the video games and visual effects industries. Nesta.</text:p>
        <text:p text:style-name="Bibliography_20_1">Moll, L.C., Amanti, C., Neff, D., Gonzalez, N., 1992. Funds of Knowledge for Teaching: Using a Qualitative Approach to Connect Homes and Classrooms. Theory Pract. 31, 132–141.</text:p>
        <text:p text:style-name="Bibliography_20_1">Petrich, M., Wilkinson, K., Bevan, B., 2013. It looks like fun but are they learning? Des. Make Play Grow. Gener. STEM Innov. 50.</text:p>
        <text:p text:style-name="Bibliography_20_1">Picton, I., Clark, C., Judge, T., 2020. Video game playing and literacy: a survey of young people aged 11 to 16. National Literacy Trust.</text:p>
        <text:p text:style-name="Bibliography_20_1">Resnick, M., Rusk, N., 2020. Coding at a crossroads. Commun. ACM 63, 120–127. https://doi.org/10.1145/3375546</text:p>
        <text:p text:style-name="Bibliography_20_1">Tekinbaş, K.S., Torres, R., Wolozin, L., Rufo-Tepper, R., Shapiro, A., 2010. Quest to Learn: Developing the School for Digital Kids. The MIT Press, Cambridge, Mass.</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cm" fo:margin-bottom="1.24cm" fo:margin-left="1.191cm" fo:margin-right="1.4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and Coding Fluecy in Practice</dc:title>
    <meta:print-date>2022-03-18T11:41:33.923744250</meta:print-date>
    <dc:date>2022-03-18T11:41:36.603896605</dc:date>
    <meta:editing-duration>PT1M40S</meta:editing-duration>
    <meta:editing-cycles>1</meta:editing-cycles>
    <meta:document-statistic meta:table-count="1" meta:image-count="0" meta:object-count="0" meta:page-count="10" meta:paragraph-count="140" meta:word-count="6023" meta:character-count="38350" meta:non-whitespace-character-count="32489"/>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96.3"&gt;&lt;session id="UNzyAkw9"/&gt;&lt;style id="http://www.zotero.org/styles/elsevier-harvard" hasBibliography="1" bibliographyStyleHasBeenSet="1"/&gt;&lt;prefs&gt;&lt;pref name="fieldType" value="ReferenceMark"/&gt;&lt;pref name="automa</meta:user-defined>
    <meta:user-defined meta:name="ZOTERO_PREF_2">ticJournalAbbreviations" value="true"/&gt;&lt;/prefs&gt;&lt;/data&gt;</meta:user-defined>
  </office:meta>
</office:document-meta>
</file>